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776cm"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8pt" style:font-size-asian="18pt" style:font-size-complex="18pt"/>
    </style:style>
    <style:style style:name="P2" style:family="paragraph" style:parent-style-name="Standard">
      <style:paragraph-properties fo:margin-top="0cm" fo:margin-bottom="0.776cm"/>
    </style:style>
    <style:style style:name="P3" style:family="paragraph" style:parent-style-name="Standard" style:list-style-name="WW8Num1">
      <style:paragraph-properties fo:margin-top="0cm" fo:margin-bottom="0.776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omic Sans MS" fo:font-size="11pt" fo:font-weight="bold" style:font-size-asian="11pt" style:font-weight-asian="bold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 DI RIEPILOGO (WRITER)</text:p>
      <text:p text:style-name="P2"/>
      <text:list text:style-name="WW8Num1">
        <text:list-item>
          <text:p text:style-name="P3"><text:span text:style-name="T1">Avvia</text:span> il programma <text:span text:style-name="T2">OpenOffice.org Writer</text:span>.</text:p>
        </text:list-item>
        <text:list-item>
          <text:p text:style-name="P3"><text:span text:style-name="T1">Apri</text:span> il documento nella tua cartella dal nome <text:span text:style-name="T2">riepilogo.doc</text:span>.</text:p>
        </text:list-item>
        <text:list-item>
          <text:p text:style-name="P3"><text:span text:style-name="T1">Imposta</text:span> lo zoom al <text:span text:style-name="T2">15%</text:span>. <text:span text:style-name="T1">Cambialo</text:span> in modo che la pagina occupi tutta la <text:span text:style-name="T2">larghezza</text:span> della finestra.</text:p>
        </text:list-item>
        <text:list-item>
          <text:p text:style-name="P3"><text:span text:style-name="T1">Seleziona</text:span> il <text:span text:style-name="T2">sesto </text:span>paragrafo e cancellalo.</text:p>
        </text:list-item>
        <text:list-item>
          <text:p text:style-name="P3"><text:span text:style-name="T1">Annulla</text:span> <text:span text:style-name="T2">l’operazione </text:span>appena svolta.</text:p>
        </text:list-item>
        <text:list-item>
          <text:p text:style-name="P3"><text:span text:style-name="T1">Seleziona</text:span> l’intero documento utilizzando la barra dei menu.</text:p>
        </text:list-item>
        <text:list-item>
          <text:p text:style-name="P3"><text:span text:style-name="T1">Cambia</text:span> il tipo di carattere in <text:span text:style-name="T3">Comic Sans MS</text:span><text:span text:style-name="T4"> </text:span>e <text:span text:style-name="T1">aumenta</text:span> la grandezza a <text:span text:style-name="T2">14</text:span>. <text:span text:style-name="T1">Giustifica</text:span> tutto il testo.</text:p>
        </text:list-item>
        <text:list-item>
          <text:p text:style-name="P3">Cosa si intende per <text:span text:style-name="T2">apice</text:span>? <text:span text:style-name="T1">Scrivi</text:span> la risposta nel secondo paragrafo.</text:p>
        </text:list-item>
        <text:list-item>
          <text:p text:style-name="P3">Cosa si intende per <text:span text:style-name="T2">pedice</text:span>? <text:span text:style-name="T1">Scrivi</text:span> la risposta nel terzo paragrafo.</text:p>
        </text:list-item>
        <text:list-item>
          <text:p text:style-name="P3">Prima del sesto paragrafo <text:span text:style-name="T1">inserisci</text:span> il seguente testo:<text:line-break/>“<text:span text:style-name="T5">Uno stile è un insieme di caratteristiche di formattazione che possono essere applicate al testo, alle tabelle e agli elenchi di un documento per modificarne rapidamente l'aspetto: consente di applicare più formati contemporaneamente con una singola operazione.</text:span>”</text:p>
        </text:list-item>
        <text:list-item>
          <text:p text:style-name="P3"><text:span text:style-name="T1">Metti</text:span> in <text:span text:style-name="T2">corsivo</text:span> il testo appena scritto.</text:p>
        </text:list-item>
        <text:list-item>
          <text:p text:style-name="P3"><text:span text:style-name="T1">Seleziona</text:span> il <text:span text:style-name="T2">titolo</text:span> “La formattazione” e <text:span text:style-name="T1">applica</text:span> un <text:span text:style-name="T2">bordo </text:span>tutto attorno.</text:p>
        </text:list-item>
        <text:list-item>
          <text:p text:style-name="P3"><text:span text:style-name="T1">Imposta</text:span> una <text:span text:style-name="T2">tabulazione sinistra</text:span> a 5 cm.</text:p>
        </text:list-item>
        <text:list-item>
          <text:p text:style-name="P3"><text:span text:style-name="T1">Aumenta</text:span> sia il <text:span text:style-name="T2">rientro</text:span> destro che quello sinistro del secondo paragrafo di 1 cm utilizzando la barra dei menu.</text:p>
        </text:list-item>
        <text:list-item>
          <text:p text:style-name="P3"><text:span text:style-name="T1">Inserisci</text:span> <text:span text:style-name="T2">un’interruzione di pagina</text:span> prima del sesto paragrafo.</text:p>
        </text:list-item>
        <text:list-item>
          <text:p text:style-name="P3"><text:span text:style-name="T1">Aumenta</text:span> <text:span text:style-name="T2">l’interlinea</text:span> a 1,5 per i primi tre paragrafi utilizzando la barra dei menu.</text:p>
        </text:list-item>
        <text:list-item>
          <text:p text:style-name="P3"><text:span text:style-name="T1">Chiudi</text:span> il <text:span text:style-name="T2">Riquadro attività</text:span>.</text:p>
        </text:list-item>
        <text:list-item>
          <text:p text:style-name="P3"><text:span text:style-name="T1">Attiva</text:span> <text:span text:style-name="T2">l’anteprima</text:span> di stampa.</text:p>
        </text:list-item>
        <text:list-item>
          <text:p text:style-name="P3"><text:span text:style-name="T1">Chiudi</text:span> <text:span text:style-name="T2">l’anteprima</text:span>.</text:p>
        </text:list-item>
        <text:list-item>
          <text:p text:style-name="P3"><text:span text:style-name="T1">Inserisci</text:span> il tuo <text:span text:style-name="T2">nome</text:span> e il <text:span text:style-name="T2">percorso</text:span> del file nell’intestazione di pagina.</text:p>
        </text:list-item>
        <text:list-item>
          <text:p text:style-name="P3"><text:span text:style-name="T1">Cambia</text:span> la <text:span text:style-name="T2">Directory predefinita</text:span> dei Documenti con la tua cartella.</text:p>
        </text:list-item>
        <text:list-item>
          <text:p text:style-name="P3">In fondo al documento <text:span text:style-name="T1">inserisci</text:span> una <text:span text:style-name="T2">tabella</text:span> di 2 colonne e 6 righe. <text:span text:style-name="T1">Seleziona</text:span> la prima riga e <text:span text:style-name="T1">cambia</text:span> il colore di <text:span text:style-name="T2">sfondo</text:span>.</text:p>
        </text:list-item>
        <text:list-item>
          <text:p text:style-name="P3"><text:span text:style-name="T1">Salva</text:span> le modifiche.</text:p>
        </text:list-item>
        <text:list-item>
          <text:p text:style-name="P3"><text:span text:style-name="T1">Chiudi</text:span> il Documento.</text:p>
        </text:list-item>
        <text:list-item>
          <text:p text:style-name="P3"><text:span text:style-name="T1">Apri</text:span> un nuovo documento usando il <text:span text:style-name="T2">modello generale</text:span> “Manuale” (categoria Pubblicazioni).</text:p>
        </text:list-item>
        <text:list-item>
          <text:p text:style-name="P3"><text:span text:style-name="T1">Copia</text:span> <text:span text:style-name="T2">l’immagine</text:span> a pagina 5 e <text:span text:style-name="T1">incollala</text:span> in fondo al documento utilizzando la barra dei menu.</text:p>
        </text:list-item>
        <text:list-item>
          <text:p text:style-name="P3"><text:span text:style-name="T1">Imposta</text:span> il <text:span text:style-name="T2">margine</text:span> superiore a 4 cm e quello inferiore a 5 utilizzando la barra dei menu.</text:p>
        </text:list-item>
        <text:list-item>
          <text:p text:style-name="P3"><text:span text:style-name="T1">Mostra</text:span> la barra degli strumenti <text:span text:style-name="T2">Riproduzione disco</text:span> utilizzando la barra dei menu.</text:p>
        </text:list-item>
        <text:list-item>
          <text:p text:style-name="P3">Nel piè di pagina <text:span text:style-name="T1">inserisci</text:span> <text:span text:style-name="T2">la data odierna</text:span>.</text:p>
        </text:list-item>
        <text:list-item>
          <text:p text:style-name="P3"><text:span text:style-name="T1">Salva</text:span> il documento nella tua cartella con il nome <text:span text:style-name="T2">manuale</text:span>.</text:p>
        </text:list-item>
        <text:list-item>
          <text:p text:style-name="P3"><text:span text:style-name="T1">Esci</text:span> dall’applicativ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3.17cm" fo:margin-bottom="1.249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05cm" fo:margin-top="1.506cm" style:dynamic-spacing="true"/>
      </style:footer-style>
    </style:page-layout>
  </office:automatic-styles>
  <office:master-styles>
    <style:master-page style:name="Standard" style:page-layout-name="pm1">
      <style:footer>
        <text:p text:style-name="P1"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DI RIEPILOGO (WORD)</dc:title>
    <meta:initial-creator>Marco</meta:initial-creator>
    <meta:creation-date>2005-03-30T18:46:00</meta:creation-date>
    <dc:creator>Marco Caresia</dc:creator>
    <dc:date>2006-07-17T21:31:04</dc:date>
    <dc:language>it-IT</dc:language>
    <meta:editing-cycles>56</meta:editing-cycles>
    <meta:editing-duration>PT1H24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344" meta:character-count="2186"/>
  </office:meta>
</office:document-meta>
</file>